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4cm" draw:caption-point-x="-0.61cm" draw:caption-point-y="1.524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3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3:06:34</dc:date>
    <dc:creator>Rafael Beirigo</dc:creator>
    <meta:editing-duration>PT13H27M16S</meta:editing-duration>
    <meta:editing-cycles>36</meta:editing-cycles>
    <meta:generator>OpenOffice.org/3.2$Unix OpenOffice.org_project/320m12$Build-9483</meta:generator>
    <meta:document-statistic meta:table-count="1" meta:cell-count="551" meta:object-count="0"/>
  </office:meta>
</office:document-meta>
</file>